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286a" officeooo:paragraph-rsid="0018286a"/>
    </style:style>
    <style:style style:name="P2" style:family="paragraph" style:parent-style-name="Footer">
      <style:text-properties officeooo:rsid="0018286a" officeooo:paragraph-rsid="0018286a"/>
    </style:style>
    <style:style style:name="P3" style:family="paragraph" style:parent-style-name="Standard">
      <style:paragraph-properties fo:text-align="center" style:justify-single-word="false"/>
      <style:text-properties officeooo:paragraph-rsid="001e7a2a"/>
    </style:style>
    <style:style style:name="P4" style:family="paragraph" style:parent-style-name="Default">
      <style:text-properties officeooo:paragraph-rsid="001e7a2a"/>
    </style:style>
    <style:style style:name="P5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6" style:family="paragraph" style:parent-style-name="Default">
      <style:text-properties fo:color="#000000" loext:opacity="100%" fo:font-size="11.5pt" style:font-size-asian="11.5pt"/>
    </style:style>
    <style:style style:name="P7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8" style:family="paragraph" style:parent-style-name="Default">
      <style:paragraph-properties fo:text-align="start" style:justify-single-word="false"/>
      <style:text-properties fo:color="#365f91" loext:opacity="100%" style:font-name="Liberation Serif" fo:font-size="11.5pt" fo:font-weight="bold" officeooo:rsid="001d6672" style:font-size-asian="11.5pt" style:font-weight-asian="bold"/>
    </style:style>
    <style:style style:name="P9" style:family="paragraph" style:parent-style-name="Default">
      <style:text-properties fo:color="#365f91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P10" style:family="paragraph" style:parent-style-name="Default" style:list-style-name="WWNum1a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1" style:family="paragraph" style:parent-style-name="Default" style:list-style-name="WWNum2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2" style:family="paragraph" style:parent-style-name="Default" style:list-style-name="WWNum3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3" style:family="paragraph" style:parent-style-name="Default" style:list-style-name="WWNum4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4" style:family="paragraph" style:parent-style-name="Default" style:list-style-name="WWNum5">
      <style:paragraph-properties fo:margin-left="0cm" fo:margin-right="0cm" fo:margin-top="0cm" fo:margin-bottom="0.282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5" style:family="paragraph" style:parent-style-name="Default" style:list-style-name="WWNum5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6" style:family="paragraph" style:parent-style-name="Default" style:list-style-name="WWNum6">
      <style:paragraph-properties fo:margin-left="0cm" fo:margin-right="0cm" fo:margin-top="0cm" fo:margin-bottom="0.307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7" style:family="paragraph" style:parent-style-name="Default" style:list-style-name="WWNum6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18" style:family="paragraph" style:parent-style-name="Default" style:list-style-name="WWNum2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9" style:family="paragraph" style:parent-style-name="Default" style:list-style-name="WWNum3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0" style:family="paragraph" style:parent-style-name="Default" style:list-style-name="WWNum4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1" style:family="paragraph" style:parent-style-name="Default" style:list-style-name="WWNum6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2" style:family="paragraph" style:parent-style-name="Default" style:list-style-name="WWNum8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3" style:family="paragraph" style:parent-style-name="Default" style:list-style-name="WWNum9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24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5" style:family="paragraph" style:parent-style-name="Default">
      <style:text-properties style:text-line-through-style="none" style:text-line-through-type="none" fo:font-size="11.5pt" style:text-underline-style="none" fo:font-weight="normal" officeooo:rsid="0020d5fb" officeooo:paragraph-rsid="0020d5fb" style:font-size-asian="11.5pt" style:font-weight-asian="normal"/>
    </style:style>
    <style:style style:name="P26" style:family="paragraph" style:parent-style-name="Default" style:list-style-name="WWNum5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fo:background-color="#81d41a" style:font-size-asian="11.5pt" style:font-weight-asian="normal"/>
    </style:style>
    <style:style style:name="P27" style:family="paragraph" style:parent-style-name="Default" style:list-style-name="WWNum7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fo:background-color="#81d41a" style:font-size-asian="11.5pt" style:font-weight-asian="normal"/>
    </style:style>
    <style:style style:name="P28" style:family="paragraph" style:parent-style-name="Defaul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P29" style:family="paragraph" style:parent-style-name="Default" style:list-style-name="WWNum6">
      <style:paragraph-properties fo:margin-left="0cm" fo:margin-right="0cm" fo:margin-top="0cm" fo:margin-bottom="0cm" style:contextual-spacing="false" fo:text-indent="0cm" style:auto-text-indent="false"/>
      <style:text-properties fo:color="#365f91" loext:opacity="100%" style:text-line-through-style="none" style:text-line-through-type="none" fo:font-size="11.5pt" style:text-underline-style="none" fo:font-weight="normal" officeooo:rsid="0018286a" officeooo:paragraph-rsid="0020c5c0" style:font-size-asian="11.5pt" style:font-weight-asian="normal"/>
    </style:style>
    <style:style style:name="P30" style:family="paragraph" style:parent-style-name="Default">
      <style:text-properties fo:color="#365f91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P31" style:family="paragraph" style:parent-style-name="Default" style:list-style-name="WWNum6">
      <style:paragraph-properties fo:margin-left="0cm" fo:margin-right="0cm" fo:margin-top="0cm" fo:margin-bottom="0cm" style:contextual-spacing="false" fo:text-indent="0cm" style:auto-text-indent="false"/>
      <style:text-properties fo:color="#365f91" loext:opacity="100%" fo:font-size="11.5pt" fo:font-weight="bold" officeooo:rsid="0018286a" officeooo:paragraph-rsid="0020c5c0" style:font-size-asian="11.5pt" style:font-weight-asian="bold"/>
    </style:style>
    <style:style style:name="P3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365f91" loext:opacity="100%" fo:font-size="11.5pt" fo:font-weight="bold" style:font-size-asian="11.5pt" style:font-weight-asian="bold"/>
    </style:style>
    <style:style style:name="P33" style:family="paragraph" style:parent-style-name="Default" style:list-style-name="WWNum1aaa">
      <style:paragraph-properties fo:margin-left="0cm" fo:margin-right="0cm" fo:margin-top="0cm" fo:margin-bottom="0cm" style:contextual-spacing="false" fo:text-indent="0cm" style:auto-text-indent="false"/>
      <style:text-properties fo:font-size="11.5pt" fo:font-weight="bold" style:font-size-asian="11.5pt" style:font-weight-asian="bold"/>
    </style:style>
    <style:style style:name="P34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officeooo:paragraph-rsid="0020c5c0" fo:background-color="#81d41a"/>
    </style:style>
    <style:style style:name="P35" style:family="paragraph" style:parent-style-name="Default" style:list-style-name="WWNum9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36" style:family="paragraph" style:parent-style-name="Default" style:list-style-name="WWNum11">
      <style:paragraph-properties fo:margin-left="0cm" fo:margin-right="0cm" fo:margin-top="0cm" fo:margin-bottom="0.282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37" style:family="paragraph" style:parent-style-name="Default" style:list-style-name="WWNum11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38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39" style:family="paragraph" style:parent-style-name="Default" style:list-style-name="WWNum14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40" style:family="paragraph" style:parent-style-name="Default" style:list-style-name="WWNum15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41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42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4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44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45" style:family="paragraph" style:parent-style-name="Default" style:list-style-name="WWNum18">
      <style:paragraph-properties fo:margin-left="0cm" fo:margin-right="0cm" fo:margin-top="0cm" fo:margin-bottom="0.303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46" style:family="paragraph" style:parent-style-name="Default" style:list-style-name="WWNum1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47" style:family="paragraph" style:parent-style-name="Default" style:list-style-name="WWNum18">
      <style:paragraph-properties fo:margin-left="0cm" fo:margin-right="0cm" fo:margin-top="0cm" fo:margin-bottom="0.282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48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49" style:family="paragraph" style:parent-style-name="Default" style:list-style-name="WWNum21">
      <loext:graphic-properties draw:fill-gradient-name="gradient" draw:fill-hatch-name="hatch"/>
      <style:paragraph-properties fo:margin-left="0cm" fo:margin-right="0cm" fo:margin-top="0cm" fo:margin-bottom="0.279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0" style:family="paragraph" style:parent-style-name="Default" style:list-style-name="WWNum21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d5fb" style:font-size-asian="11.5pt" style:font-weight-asian="normal"/>
    </style:style>
    <style:style style:name="P51" style:family="paragraph" style:parent-style-name="Default" style:list-style-name="WWNum21">
      <loext:graphic-properties draw:fill-gradient-name="gradient" draw:fill-hatch-name="hatch"/>
      <style:paragraph-properties fo:margin-left="0cm" fo:margin-right="0cm" fo:margin-top="0cm" fo:margin-bottom="0.388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d5fb" style:font-size-asian="11.5pt" style:font-weight-asian="normal"/>
    </style:style>
    <style:style style:name="P52" style:family="paragraph" style:parent-style-name="Default" style:list-style-name="WWNum22">
      <style:paragraph-properties fo:margin-left="0cm" fo:margin-right="0cm" fo:margin-top="0cm" fo:margin-bottom="0.388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3" style:family="paragraph" style:parent-style-name="Default" style:list-style-name="WWNum23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4" style:family="paragraph" style:parent-style-name="Default" style:list-style-name="WWNum23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5" style:family="paragraph" style:parent-style-name="Default" style:list-style-name="WWNum25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6" style:family="paragraph" style:parent-style-name="Default" style:list-style-name="WWNum25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7" style:family="paragraph" style:parent-style-name="Default" style:list-style-name="WWNum26">
      <style:paragraph-properties fo:margin-left="0cm" fo:margin-right="0cm" fo:margin-top="0cm" fo:margin-bottom="0.388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8" style:family="paragraph" style:parent-style-name="Default" style:list-style-name="WWNum2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59" style:family="paragraph" style:parent-style-name="Default" style:list-style-name="WWNum27">
      <style:paragraph-properties fo:margin-left="0cm" fo:margin-right="0cm" fo:margin-top="0cm" fo:margin-bottom="0.4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0" style:family="paragraph" style:parent-style-name="Default" style:list-style-name="WWNum27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1" style:family="paragraph" style:parent-style-name="Default" style:list-style-name="WWNum2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2" style:family="paragraph" style:parent-style-name="Default" style:list-style-name="WWNum29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3" style:family="paragraph" style:parent-style-name="Default" style:list-style-name="WWNum29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4" style:family="paragraph" style:parent-style-name="Default" style:list-style-name="WWNum30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5" style:family="paragraph" style:parent-style-name="Default" style:list-style-name="WWNum30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6" style:family="paragraph" style:parent-style-name="Default" style:list-style-name="WWNum31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7" style:family="paragraph" style:parent-style-name="Default" style:list-style-name="WWNum31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8" style:family="paragraph" style:parent-style-name="Default" style:list-style-name="WWNum32">
      <style:paragraph-properties fo:margin-left="0cm" fo:margin-right="0cm" fo:margin-top="0cm" fo:margin-bottom="0.4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69" style:family="paragraph" style:parent-style-name="Default" style:list-style-name="WWNum32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70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officeooo:paragraph-rsid="0020d5fb" style:font-size-asian="11.5pt" style:font-weight-asian="normal"/>
    </style:style>
    <style:style style:name="P71" style:family="paragraph" style:parent-style-name="Default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d5fb" style:font-size-asian="11.5pt" style:font-weight-asian="normal"/>
    </style:style>
    <style:style style:name="P72" style:family="paragraph" style:parent-style-name="Default" style:list-style-name="WWNum21" style:master-page-name="">
      <loext:graphic-properties draw:fill="none" draw:fill-gradient-name="gradient" draw:fill-hatch-name="hatch"/>
      <style:paragraph-properties fo:margin-left="0.101cm" fo:margin-right="0cm" fo:margin-top="0cm" fo:margin-bottom="0.279cm" style:contextual-spacing="false" fo:text-align="start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7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74" style:family="paragraph" style:parent-style-name="Default" style:list-style-name="WWNum10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81d41a" style:font-size-asian="11.5pt" style:font-weight-asian="normal"/>
    </style:style>
    <style:style style:name="P75" style:family="paragraph" style:parent-style-name="Default" style:list-style-name="WWNum13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81d41a" style:font-size-asian="11.5pt" style:font-weight-asian="normal"/>
    </style:style>
    <style:style style:name="P76" style:family="paragraph" style:parent-style-name="Default" style:list-style-name="WWNum18">
      <style:paragraph-properties fo:margin-left="0cm" fo:margin-right="0cm" fo:margin-top="0cm" fo:margin-bottom="0.303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81d41a" style:font-size-asian="11.5pt" style:font-weight-asian="normal"/>
    </style:style>
    <style:style style:name="P77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officeooo:paragraph-rsid="0020d5fb" fo:background-color="#aecf00" style:font-size-asian="11.5pt" style:font-weight-asian="normal"/>
    </style:style>
    <style:style style:name="P78" style:family="paragraph" style:parent-style-name="Default" style:list-style-name="WWNum1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fo:background-color="#aecf00" style:font-size-asian="11.5pt" style:font-weight-asian="normal"/>
    </style:style>
    <style:style style:name="P79" style:family="paragraph" style:parent-style-name="Default" style:list-style-name="WWNum22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0" style:family="paragraph" style:parent-style-name="Default" style:list-style-name="WWNum23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1" style:family="paragraph" style:parent-style-name="Default" style:list-style-name="WWNum25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2" style:family="paragraph" style:parent-style-name="Default" style:list-style-name="WWNum26">
      <style:paragraph-properties fo:margin-left="0cm" fo:margin-right="0cm" fo:margin-top="0cm" fo:margin-bottom="0.388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3" style:family="paragraph" style:parent-style-name="Default" style:list-style-name="WWNum29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4" style:family="paragraph" style:parent-style-name="Default" style:list-style-name="WWNum31">
      <style:paragraph-properties fo:margin-left="0cm" fo:margin-right="0cm" fo:margin-top="0cm" fo:margin-bottom="0.395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5" style:family="paragraph" style:parent-style-name="Default" style:list-style-name="WWNum33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fo:background-color="#aecf00" style:font-size-asian="11.5pt" style:font-weight-asian="normal"/>
    </style:style>
    <style:style style:name="P86" style:family="paragraph" style:parent-style-name="Default">
      <style:text-properties fo:color="#000000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P87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paragraph-rsid="0020c5c0" style:font-size-asian="11.5pt" style:font-weight-asian="bold"/>
    </style:style>
    <style:style style:name="P88" style:family="paragraph" style:parent-style-name="Default">
      <style:text-properties fo:color="#000000" loext:opacity="100%" style:text-line-through-style="none" style:text-line-through-type="none" fo:font-size="11.5pt" style:text-underline-style="none" fo:font-weight="bold" officeooo:paragraph-rsid="0020c5c0" style:font-size-asian="11.5pt" style:font-weight-asian="bold"/>
    </style:style>
    <style:style style:name="P89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paragraph-rsid="0020c5c0" style:font-size-asian="11.5pt" style:font-weight-asian="bold"/>
    </style:style>
    <style:style style:name="P90" style:family="paragraph" style:parent-style-name="Default" style:list-style-name="WWNum18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paragraph-rsid="0020c5c0" style:font-size-asian="11.5pt" style:font-weight-asian="bold"/>
    </style:style>
    <style:style style:name="P91" style:family="paragraph" style:parent-style-name="Default">
      <style:text-properties fo:color="#000000" loext:opacity="100%" style:text-line-through-style="none" style:text-line-through-type="none" fo:font-size="11.5pt" style:text-underline-style="none" fo:font-weight="bold" officeooo:paragraph-rsid="0020d5fb" style:font-size-asian="11.5pt" style:font-weight-asian="bold"/>
    </style:style>
    <style:style style:name="P92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pt" style:text-underline-style="none" fo:font-weight="normal" style:font-size-asian="11pt" style:font-weight-asian="normal"/>
    </style:style>
    <style:style style:name="P93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pt" style:text-underline-style="none" fo:font-weight="normal" officeooo:paragraph-rsid="0020c5c0" style:font-size-asian="11pt" style:font-weight-asian="normal"/>
    </style:style>
    <style:style style:name="P94" style:family="paragraph" style:parent-style-name="Default" style:list-style-name="WWNum9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fo:font-weight="bold" officeooo:paragraph-rsid="0020c5c0" style:font-size-asian="11.5pt" style:font-weight-asian="bold"/>
    </style:style>
    <style:style style:name="P95" style:family="paragraph" style:parent-style-name="Default" style:list-style-name="WWNum17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fo:font-weight="bold" style:font-size-asian="11.5pt" style:font-weight-asian="bold"/>
    </style:style>
    <style:style style:name="P96" style:family="paragraph" style:parent-style-name="Default" style:master-page-name="">
      <loext:graphic-properties draw:fill-gradient-name="gradient" draw:fill-hatch-name="hatch"/>
      <style:paragraph-properties style:page-number="auto"/>
      <style:text-properties fo:color="#000000" loext:opacity="100%" fo:font-size="11.5pt" fo:font-weight="bold" style:font-size-asian="11.5pt" style:font-weight-asian="bold"/>
    </style:style>
    <style:style style:name="P97" style:family="paragraph" style:parent-style-name="Default">
      <style:text-properties fo:color="#000000" loext:opacity="100%" fo:font-size="11.5pt" fo:font-weight="bold" officeooo:paragraph-rsid="0020d5fb" style:font-size-asian="11.5pt" style:font-weight-asian="bold"/>
    </style:style>
    <style:style style:name="P98" style:family="paragraph" style:parent-style-name="Default" style:list-style-name="WWNum20">
      <style:paragraph-properties fo:margin-left="0cm" fo:margin-right="0cm" fo:margin-top="0cm" fo:margin-bottom="0.277cm" style:contextual-spacing="false" fo:text-indent="0cm" style:auto-text-indent="false"/>
      <style:text-properties fo:color="#000000" loext:opacity="100%" fo:font-size="11.5pt" style:font-size-asian="11.5pt"/>
    </style:style>
    <style:style style:name="P99" style:family="paragraph" style:parent-style-name="Default" style:list-style-name="WWNum24">
      <style:paragraph-properties fo:margin-left="0cm" fo:margin-right="0cm" fo:margin-top="0cm" fo:margin-bottom="0.527cm" style:contextual-spacing="false" fo:text-indent="0cm" style:auto-text-indent="false"/>
      <style:text-properties fo:color="#000000" loext:opacity="100%" fo:font-size="11.5pt" style:font-size-asian="11.5pt"/>
    </style:style>
    <style:style style:name="P100" style:family="paragraph" style:parent-style-name="Default" style:list-style-name="WWNum24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style:font-size-asian="11.5pt"/>
    </style:style>
    <style:style style:name="P101" style:family="paragraph" style:parent-style-name="Default" style:list-style-name="WWNum24">
      <style:text-properties fo:color="#000000" loext:opacity="100%" fo:font-size="11.5pt" officeooo:paragraph-rsid="0020d5fb" style:font-size-asian="11.5pt"/>
    </style:style>
    <style:style style:name="P102" style:family="paragraph" style:parent-style-name="Default" style:list-style-name="WWNum19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style:font-size-asian="11.5pt"/>
    </style:style>
    <style:style style:name="P103" style:family="paragraph" style:parent-style-name="Default">
      <style:text-properties fo:color="#000000" loext:opacity="100%" fo:font-size="11.5pt" style:font-size-asian="11.5pt"/>
    </style:style>
    <style:style style:name="P104" style:family="paragraph" style:parent-style-name="Default" style:list-style-name="WWNum24">
      <style:paragraph-properties fo:margin-left="0cm" fo:margin-right="0cm" fo:margin-top="0cm" fo:margin-bottom="0.527cm" style:contextual-spacing="false" fo:text-indent="0cm" style:auto-text-indent="false"/>
      <style:text-properties fo:color="#000000" loext:opacity="100%" fo:font-size="11.5pt" fo:background-color="#aecf00" style:font-size-asian="11.5pt"/>
    </style:style>
    <style:style style:name="P105" style:family="paragraph" style:parent-style-name="Default" style:list-style-name="WWNum24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fo:background-color="#aecf00" style:font-size-asian="11.5pt"/>
    </style:style>
    <style:style style:name="P106" style:family="paragraph" style:parent-style-name="Default" style:list-style-name="WWNum17">
      <style:paragraph-properties fo:margin-left="0cm" fo:margin-right="0cm" fo:margin-top="0cm" fo:margin-bottom="0.277cm" style:contextual-spacing="false" fo:text-indent="0cm" style:auto-text-indent="false"/>
      <style:text-properties fo:color="#000000" loext:opacity="100%" fo:font-size="11pt" style:font-size-asian="11pt"/>
    </style:style>
    <style:style style:name="P107" style:family="paragraph" style:parent-style-name="Default" style:list-style-name="WWNum17">
      <style:paragraph-properties fo:margin-left="0cm" fo:margin-right="0cm" fo:margin-top="0cm" fo:margin-bottom="0.277cm" style:contextual-spacing="false" fo:text-indent="0cm" style:auto-text-indent="false"/>
      <style:text-properties fo:color="#000000" loext:opacity="100%" fo:font-size="11pt" fo:background-color="#81d41a" style:font-size-asian="11pt"/>
    </style:style>
    <style:style style:name="P108" style:family="paragraph" style:parent-style-name="Default">
      <style:text-properties fo:color="#000000" loext:opacity="100%" fo:font-size="12pt" style:font-size-asian="12pt"/>
    </style:style>
    <style:style style:name="P109" style:family="paragraph" style:parent-style-name="Default">
      <style:text-properties fo:color="#000000" loext:opacity="100%" fo:font-size="12pt" officeooo:paragraph-rsid="0020d5fb" style:font-size-asian="12pt"/>
    </style:style>
    <style:style style:name="P110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111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officeooo:paragraph-rsid="0020d5fb"/>
    </style:style>
    <style:style style:name="P113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114" style:family="paragraph" style:parent-style-name="Default" style:list-style-name="WWNum17">
      <style:paragraph-properties fo:margin-left="0cm" fo:margin-right="0cm" fo:margin-top="0cm" fo:margin-bottom="0cm" style:contextual-spacing="false" fo:text-indent="0cm" style:auto-text-indent="false"/>
    </style:style>
    <style:style style:name="P115" style:family="paragraph" style:parent-style-name="Default">
      <style:text-properties fo:font-weight="normal" officeooo:paragraph-rsid="0020d5fb" style:font-weight-asian="normal" style:font-weight-complex="normal"/>
    </style:style>
    <style:style style:name="P116" style:family="paragraph" style:parent-style-name="Default">
      <style:text-properties fo:font-weight="normal" officeooo:rsid="0020d5fb" officeooo:paragraph-rsid="0020d5fb" style:font-weight-asian="normal" style:font-weight-complex="normal"/>
    </style:style>
    <style:style style:name="P117" style:family="paragraph" style:parent-style-name="Default">
      <style:text-properties officeooo:paragraph-rsid="0020d5fb"/>
    </style:style>
    <style:style style:name="P118" style:family="paragraph" style:parent-style-name="Default">
      <style:text-properties style:use-window-font-color="true" loext:opacity="0%" style:text-line-through-style="none" style:text-line-through-type="none" fo:font-size="11.5pt" style:text-underline-style="none" fo:font-weight="normal" officeooo:rsid="0020d5fb" officeooo:paragraph-rsid="0020d5fb" style:font-size-asian="11.5pt" style:font-weight-asian="normal" style:font-weight-complex="normal"/>
    </style:style>
    <style:style style:name="P119" style:family="paragraph" style:parent-style-name="Default">
      <style:text-properties style:use-window-font-color="true" loext:opacity="0%" style:text-line-through-style="none" style:text-line-through-type="none" fo:font-size="11.5pt" style:text-underline-style="none" fo:font-weight="normal" officeooo:paragraph-rsid="0020d5fb" style:font-size-asian="11.5pt" style:font-weight-asian="normal" style:font-weight-complex="normal"/>
    </style:style>
    <style:style style:name="P120" style:family="paragraph" style:parent-style-name="Default">
      <style:text-properties style:use-window-font-color="true" loext:opacity="0%" style:text-line-through-style="none" style:text-line-through-type="none" fo:font-size="11.5pt" style:text-underline-style="none" fo:font-weight="normal" officeooo:rsid="0020d5fb" officeooo:paragraph-rsid="0020d5fb" fo:background-color="#aecf00" style:font-size-asian="11.5pt" style:font-weight-asian="normal" style:font-weight-complex="normal"/>
    </style:style>
    <style:style style:name="P121" style:family="paragraph" style:parent-style-name="Heading_20_1">
      <style:paragraph-properties fo:text-align="center" style:justify-single-word="false"/>
      <style:text-properties officeooo:rsid="0018286a" officeooo:paragraph-rsid="001e7a2a"/>
    </style:style>
    <style:style style:name="P122" style:family="paragraph" style:parent-style-name="Standard" style:list-style-name="WWNum18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T1" style:family="text">
      <style:text-properties officeooo:rsid="001ac4b8"/>
    </style:style>
    <style:style style:name="T2" style:family="text">
      <style:text-properties fo:color="#000008" loext:opacity="100%" fo:font-size="33pt" fo:font-weight="bold" style:font-size-asian="33pt" style:font-weight-asian="bold"/>
    </style:style>
    <style:style style:name="T3" style:family="text">
      <style:text-properties fo:font-size="33pt" style:font-size-asian="33pt"/>
    </style:style>
    <style:style style:name="T4" style:family="text">
      <style:text-properties fo:color="#365f91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5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6" style:family="text">
      <style:text-properties style:text-line-through-style="none" style:text-line-through-type="none" fo:font-size="11.5pt" style:text-underline-style="none" fo:font-weight="bold" officeooo:rsid="0020d5fb" style:font-size-asian="11.5pt" style:font-weight-asian="bold"/>
    </style:style>
    <style:style style:name="T7" style:family="text">
      <style:text-properties style:text-line-through-style="none" style:text-line-through-type="none" fo:font-size="11.5pt" style:text-underline-style="none" fo:font-weight="normal" officeooo:rsid="0020d5fb" style:font-size-asian="11.5pt" style:font-weight-asian="normal"/>
    </style:style>
    <style:style style:name="T8" style:family="text">
      <style:text-properties style:text-line-through-style="none" style:text-line-through-type="none" fo:font-size="11.5pt" style:text-underline-style="none" style:font-size-asian="11.5pt"/>
    </style:style>
    <style:style style:name="T9" style:family="text">
      <style:text-properties style:text-line-through-style="none" style:text-line-through-type="none" fo:font-size="11.5pt" style:text-underline-style="none" officeooo:rsid="0020d5fb" style:font-size-asian="11.5pt"/>
    </style:style>
    <style:style style:name="T10" style:family="text">
      <style:text-properties style:text-line-through-style="none" style:text-line-through-type="none" style:text-underline-style="none" fo:font-weight="normal" style:font-weight-asian="normal"/>
    </style:style>
    <style:style style:name="T11" style:family="text">
      <style:text-properties style:text-line-through-style="none" style:text-line-through-type="none" style:text-underline-style="none" fo:font-weight="bold" style:font-weight-asian="bold"/>
    </style:style>
    <style:style style:name="T12" style:family="text">
      <style:text-properties fo:color="#000000" loext:opacity="100%" fo:font-size="11.5pt" style:font-size-asian="11.5pt"/>
    </style:style>
    <style:style style:name="T13" style:family="text">
      <style:text-properties fo:color="#000000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14" style:family="text">
      <style:text-properties fo:color="#000000" loext:opacity="100%" style:text-line-through-style="none" style:text-line-through-type="none" fo:font-size="11.5pt" style:text-underline-style="none" fo:font-weight="bold" fo:background-color="#81d41a" loext:char-shading-value="0" style:font-size-asian="11.5pt" style:font-weight-asian="bold"/>
    </style:style>
    <style:style style:name="T15" style:family="tex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16" style:family="text">
      <style:text-properties fo:color="#000000" loext:opacity="100%" style:text-line-through-style="none" style:text-line-through-type="none" fo:font-size="11.5pt" style:text-underline-style="none" fo:font-weight="normal" fo:background-color="#81d41a" loext:char-shading-value="0" style:font-size-asian="11.5pt" style:font-weight-asian="normal"/>
    </style:style>
    <style:style style:name="T17" style:family="text">
      <style:text-properties fo:color="#000000" loext:opacity="100%" style:text-line-through-style="none" style:text-line-through-type="none" fo:font-size="11pt" style:text-underline-style="none" fo:font-weight="normal" style:font-size-asian="11pt" style:font-weight-asian="normal"/>
    </style:style>
    <style:style style:name="T18" style:family="text">
      <style:text-properties fo:color="#000000" loext:opacity="100%" style:text-line-through-style="none" style:text-line-through-type="none" fo:font-size="11pt" style:text-underline-style="none" fo:font-weight="normal" officeooo:rsid="0020d5fb" style:font-size-asian="11pt" style:font-weight-asian="normal"/>
    </style:style>
    <style:style style:name="T19" style:family="text">
      <style:text-properties fo:color="#000000" loext:opacity="100%" style:text-line-through-style="none" style:text-line-through-type="none" fo:font-size="11pt" style:text-underline-style="none" fo:font-weight="normal" fo:background-color="#81d41a" loext:char-shading-value="0" style:font-size-asian="11pt" style:font-weight-asian="normal"/>
    </style:style>
    <style:style style:name="T20" style:family="text">
      <style:text-properties fo:color="#000000" loext:opacity="100%" fo:font-size="11pt" style:font-size-asian="11pt"/>
    </style:style>
    <style:style style:name="T21" style:family="text">
      <style:text-properties fo:font-size="11.5pt" fo:font-weight="bold" style:font-size-asian="11.5pt" style:font-weight-asian="bold"/>
    </style:style>
    <style:style style:name="T22" style:family="text">
      <style:text-properties fo:font-size="11.5pt" fo:font-weight="bold" officeooo:rsid="0020d5fb" fo:background-color="#aecf00" loext:char-shading-value="0" style:font-size-asian="11.5pt" style:font-weight-asian="bold"/>
    </style:style>
    <style:style style:name="T23" style:family="text">
      <style:text-properties fo:font-weight="bold" style:font-weight-asian="bold"/>
    </style:style>
    <style:style style:name="T24" style:family="text">
      <style:text-properties officeooo:rsid="0020d5fb"/>
    </style:style>
    <style:style style:name="T25" style:family="text">
      <style:text-properties fo:background-color="#aecf00" loext:char-shading-value="0"/>
    </style:style>
    <style:style style:name="T26" style:family="text">
      <style:text-properties officeooo:rsid="0020d5fb" fo:background-color="#aec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<text:s/><text:span text:style-name="T2">TAREA UD 10 </text:span></text:p>
      <text:p text:style-name="P4"/>
      <text:p text:style-name="P3"><text:s/><text:span text:style-name="T3">REPRESENTACIÓN DE LOS TRABAJADORES Y SEGURIDAD SOCIAL </text:span></text:p>
      <text:p text:style-name="Text_20_body"/>
      <text:p text:style-name="P8">ACTIVIDADES </text:p>
      <text:p text:style-name="P8"/>
      <text:p text:style-name="Default"><text:span text:style-name="T5">1. Calcula la prestación de desempleo que corresponde percibir a un trabajador, sin hijos, que tiene cotizados 390 días. La BCCC de los últimos seis meses ha sido de 1 100 € cada mes. </text:span><text:span text:style-name="T4">(1 punto)</text:span></text:p>
      <text:p text:style-name="P9"/>
      <text:p text:style-name="P118">120 días de paro / 4 meses<text:line-break/>BR = 1100€</text:p>
      <text:p text:style-name="P118">70% en los primeros 180 días</text:p>
      <text:p text:style-name="P118">1100*0,70=770€</text:p>
      <text:p text:style-name="P118"/>
      <text:p text:style-name="P118">770€ entra en los margenes del IPREM para personas sin hijos que son min 560€ y maximo 1225€</text:p>
      <text:p text:style-name="P118"/>
      <text:p text:style-name="P119"><text:span text:style-name="T24">770€ / mes</text:span></text:p>
      <text:p text:style-name="P119"/>
      <text:p text:style-name="P119">- <text:span text:style-name="T24">descuento de la seguridad social 4,8% por contingencias comunes</text:span></text:p>
      <text:p text:style-name="P119"/>
      <text:p text:style-name="P118">770 – 4,8% CC = 36,96</text:p>
      <text:p text:style-name="P118">770 – 36,96 = 733,04</text:p>
      <text:p text:style-name="P118"/>
      <text:p text:style-name="P120">733,04€ durante 4 meses</text:p>
      <text:p text:style-name="P9"/>
      <text:p text:style-name="Default"><text:span text:style-name="T5">2.-Indica ante qué organismo realizarías estos trámites </text:span><text:span text:style-name="T4">(0,5 puntos): </text:span></text:p>
      <text:p text:style-name="Default"><text:span text:style-name="T4"/></text:p>
      <text:list text:style-name="WWNum1aa">
        <text:list-header>
          <text:p text:style-name="P10">a) Afiliación y alta de un trabajador a la Seguridad Social. </text:p>
        </text:list-header>
      </text:list>
      <text:p text:style-name="P5"><text:tab/><text:span text:style-name="T24">Tesoreria General de la Seguridad Social(TGSS)</text:span></text:p>
      <text:list text:style-name="WWNum2">
        <text:list-header>
          <text:p text:style-name="P11">b) Solicitud de una prestación por desempleo. </text:p>
        </text:list-header>
      </text:list>
      <text:p text:style-name="P5"><text:tab/><text:span text:style-name="T24">Servicio Público de Empleo Estatal (SEPE)</text:span></text:p>
      <text:list text:style-name="WWNum3">
        <text:list-header>
          <text:p text:style-name="P12">c) Solicitud de una prestación por incapacidad permanente absoluta. </text:p>
        </text:list-header>
      </text:list>
      <text:p text:style-name="P5"><text:tab/><text:span text:style-name="T24">El Instituto Nacional de la Seguridad Social (INSS)</text:span></text:p>
      <text:list text:style-name="WWNum4">
        <text:list-header>
          <text:p text:style-name="P13">d) Solicitud de asistencia médica. </text:p>
          <text:list>
            <text:list-item>
              <text:list>
                <text:list-header>
                  <text:p text:style-name="P13"><text:s/><text:tab/><text:span text:style-name="T24">El Instituto Nacional de Seguridad y Saludo en el Trabajo (INSST)</text:span></text:p>
                </text:list-header>
              </text:list>
            </text:list-item>
          </text:list>
        </text:list-header>
      </text:list>
      <text:p text:style-name="P5"/>
      <text:p text:style-name="Default"><text:soft-page-break/><text:span text:style-name="T5">3.- Identifica qué contingencias pueden dar lugar a la prestación por incapacidad temporal. </text:span><text:span text:style-name="T4">(0,5 puntos) </text:span></text:p>
      <text:p text:style-name="Default"><text:span text:style-name="T4"/></text:p>
      <text:p text:style-name="P115"><text:span text:style-name="T9">Contingencias comunes como la enfermedad común o accidente no laboral, y contingencias profesionales como el accidente laboral o la enfermedad profesional.</text:span></text:p>
      <text:p text:style-name="P117"><text:span text:style-name="T6"/></text:p>
      <text:p text:style-name="P117"><text:span text:style-name="T5">4.- Un trabajador acaba de ser padre en enero de 2022 y ha cotizado durante 200 días a lo largo de su vida laboral, todos ellos en el último año. </text:span><text:span text:style-name="T4">(0,5 puntos) </text:span></text:p>
      <text:p text:style-name="P5">¿Le corresponde a este trabajador la prestación en concepto de nacimiento y cuidado de menor? </text:p>
      <text:p text:style-name="P5">En caso afirmativo, indica durante cuánto tiempo y en qué cuantía. </text:p>
      <text:p text:style-name="P5"/>
      <text:p text:style-name="P25"><text:tab/>Si, le corresponde la prestación en concepto de nacimiento y cuidado del menor.</text:p>
      <text:p text:style-name="P25"><text:tab/>Duracion: 16 semanas (ampliable según supuestos), 6 obligatorias, ininterrumpidas y a jornada completa, inmediatamente posteriores a la fecha de la resolución judicial o decisión administrativa. Las 10 semanas restantes, en periodos semanales, de forma acumulada o interrumpida, dentro de los 12 meses siguientes a la resolución judicial o decisión administrativa .</text:p>
      <text:p text:style-name="P117"><text:span text:style-name="T7"><text:tab/>Cuantia: </text:span>Subsidio equivalente al 100% de la Base reguladora. <text:span text:style-name="T24">La base reguladora sera el BCCC del mes anterior dividido entre 30 (base mensual) o entre el numero de días (base diaria)</text:span></text:p>
      <text:p text:style-name="P5"/>
      <text:p text:style-name="Default"><text:span text:style-name="T5">5.- Otro trabajador de una refinería de petróleo, ha sido padre por adopción de su primera hija, de 3 meses, el día 17 de febrero de 2022. El empleado lleva trabajando en la empresa cinco años consecutivos y quiere saber si tiene derecho a disfrutar el correspondiente de la prestación por nacimiento y cuidado del menor. </text:span><text:span text:style-name="T4">(1 punto) </text:span></text:p>
      <text:p text:style-name="P5">Se pide: </text:p>
      <text:p text:style-name="P5"/>
      <text:list xml:id="list943975809" text:style-name="WWNum5">
        <text:list-header>
          <text:p text:style-name="P14">a) ¿De cuánto tiempo podrá disfrutar el trabajador? </text:p>
          <text:list>
            <text:list-header>
              <text:p text:style-name="P15"><text:s/><text:tab/><text:span text:style-name="T24">Igualmente de 16 semanas.<text:line-break/></text:span></text:p>
            </text:list-header>
          </text:list>
          <text:p text:style-name="P15">b) Si la BCCC y la BCCP del mes anterior es de 2. 580€ y el salario del trabajador es mensual, ¿cuál será la cantidad total que percibirá? </text:p>
        </text:list-header>
      </text:list>
      <text:p text:style-name="P109"><text:line-break/><text:tab/><text:span text:style-name="T24">BR = BCCC / 30 = 2580 / 30 = 86€/dia. </text:span></text:p>
      <text:p text:style-name="P109"><text:s/></text:p>
      <text:p text:style-name="P109"><text:span text:style-name="T24"><text:tab/>86€/día * (16 semanas * 7 días) = </text:span><text:span text:style-name="T26">9632€ cantidad total</text:span></text:p>
      <text:p text:style-name="P109"><text:span text:style-name="T22"/></text:p>
      <text:p text:style-name="P109"><text:span text:style-name="T21">6: -A una trabajadora después de sufrir un accidente ha sido declarada con una incapacidad permanente total sujeta a revisión. Esta trabajadora tiene dudas sobre su futuro. Explica cuál será su situación y a qué tendrá derecho. </text:span></text:p>
      <text:p text:style-name="Default"><text:span text:style-name="T13">¿Cambiaría tu respuesta si fuese una incapacidad permanente absoluta? </text:span><text:span text:style-name="T4">(0,5 puntos) </text:span></text:p>
      <text:p text:style-name="P115"><text:span text:style-name="T9"/></text:p>
      <text:p text:style-name="P116"><text:span text:style-name="T8">Su situación es que no puede realizar las tareas fundamentales de su puesto de trabajo habitual pero de otro si. </text:span></text:p>
      <text:p text:style-name="P116"><text:span text:style-name="T8">Tiene derecho a cobrar pensión vitalicia del 55% de la base</text:span></text:p>
      <text:p text:style-name="P116"><text:span text:style-name="T8">Es compatible con otro trabajo</text:span></text:p>
      <text:p text:style-name="P115"><text:span text:style-name="T9">Con mas de 55 años tiene derecho a cobrar el 75% de la base si tiene dificultades de encontrar trabajo</text:span></text:p>
      <text:p text:style-name="P117"><text:soft-page-break/><text:span text:style-name="T5">7.- Antonio que cumplirá 65 años en 2027 y en ese momento habrá cotizado durante 39 años ininterrumpidos, le gustaría jubilarse, pero le han comentado que para hacerlo en esa fecha debe tener 67 años. </text:span><text:span text:style-name="T4">(1 punto) </text:span></text:p>
      <text:p text:style-name="P117"><text:span text:style-name="T4"/></text:p>
      <text:list xml:id="list384947223" text:style-name="WWNum6">
        <text:list-header>
          <text:p text:style-name="P16">a) ¿Podrá jubilarse en 2027, suponiendo que siga trabajando hasta entonces? Razona la respuesta. </text:p>
          <text:p text:style-name="P16"><text:s/><text:tab/><text:span text:style-name="T24">Si, ya que la jubilación ordinaria se puede coger con 65 o 66 años si se han cotizado al menos 38,5 años como es el caso.</text:span></text:p>
          <text:p text:style-name="P17">b) ¿Cobrará el 100% de la pensión? </text:p>
          <text:list>
            <text:list-header>
              <text:p text:style-name="P17"><text:s/><text:tab/><text:span text:style-name="T24">Si, ya que es la jubilación ordinaria.</text:span></text:p>
            </text:list-header>
          </text:list>
          <text:p text:style-name="P29"/>
          <text:p text:style-name="P31">TEST </text:p>
        </text:list-header>
      </text:list>
      <text:list text:style-name="WWNum1aaa">
        <text:list-header>
          <text:p text:style-name="P33"/>
          <text:p text:style-name="P33">1. Indica qué prestaciones a la Seguridad Sociedad incluye la modalidad no contributiva: </text:p>
        </text:list-header>
      </text:list>
      <text:p text:style-name="P32"/>
      <text:list text:style-name="WWNum2a">
        <text:list-item>
          <text:list>
            <text:list-item>
              <text:list>
                <text:list-header>
                  <text:p text:style-name="P18"><text:s/><text:tab/>a) La asistencia sanitaria. </text:p>
                </text:list-header>
              </text:list>
            </text:list-item>
          </text:list>
        </text:list-item>
      </text:list>
      <text:p text:style-name="P5"/>
      <text:list text:style-name="WWNum3a">
        <text:list-item>
          <text:list>
            <text:list-header>
              <text:p text:style-name="P19"><text:s/><text:tab/>b) La incapacidad permanente. </text:p>
            </text:list-header>
          </text:list>
        </text:list-item>
      </text:list>
      <text:p text:style-name="P5"/>
      <text:list text:style-name="WWNum4a">
        <text:list-header>
          <text:p text:style-name="P20"><text:s/><text:tab/>c) La jubilación. </text:p>
        </text:list-header>
      </text:list>
      <text:p text:style-name="P5"/>
      <text:list text:style-name="WWNum5a">
        <text:list-item>
          <text:list>
            <text:list-item>
              <text:list>
                <text:list-header>
                  <text:p text:style-name="P26"><text:s/><text:tab/>d) Todas las anteriores. </text:p>
                </text:list-header>
              </text:list>
            </text:list-item>
          </text:list>
        </text:list-item>
      </text:list>
      <text:p text:style-name="P5"><text:tab/></text:p>
      <text:p text:style-name="P28">2. ¿Qué organismo gestiona las prestaciones por desempleo?</text:p>
      <text:p text:style-name="P28"/>
      <text:list text:style-name="WWNum6a">
        <text:list-header>
          <text:p text:style-name="P21"><text:s/><text:tab/>a) La Tesorería General de la Seguridad Social. </text:p>
        </text:list-header>
      </text:list>
      <text:p text:style-name="P5"/>
      <text:list text:style-name="WWNum7">
        <text:list-header>
          <text:p text:style-name="P27"><text:s/><text:tab/>b) El Servicio Público de Empleo Estatal (SEPE). </text:p>
        </text:list-header>
      </text:list>
      <text:p text:style-name="P5"/>
      <text:list text:style-name="WWNum8">
        <text:list-item>
          <text:list>
            <text:list-header>
              <text:p text:style-name="P22"><text:s/><text:tab/>c) El Instituto Nacional de la Seguridad Social (INSS). </text:p>
            </text:list-header>
          </text:list>
        </text:list-item>
      </text:list>
      <text:p text:style-name="P5"/>
      <text:list text:style-name="WWNum9">
        <text:list-header>
          <text:p text:style-name="P23"><text:s/><text:tab/>d) Ninguno de ellos. </text:p>
          <text:p text:style-name="P35"/>
          <text:p text:style-name="P94">3. La cuantía de la prestación por nacimiento y cuidado de menor será de: </text:p>
          <text:p text:style-name="P94"/>
        </text:list-header>
      </text:list>
      <text:list text:style-name="WWNum10">
        <text:list-item>
          <text:list>
            <text:list-header>
              <text:p text:style-name="P74"><text:s/><text:tab/>a) El 100 % de la base reguladora </text:p>
            </text:list-header>
          </text:list>
        </text:list-item>
      </text:list>
      <text:p text:style-name="P7"/>
      <text:list text:style-name="WWNum11">
        <text:list-header>
          <text:p text:style-name="P36"><text:s/><text:tab/>b) El 90 % de la base reguladora. </text:p>
          <text:p text:style-name="P37"><text:s/><text:tab/>c) El 75 % de la base reguladora. </text:p>
        </text:list-header>
      </text:list>
      <text:p text:style-name="P7"/>
      <text:list xml:id="list703029664" text:style-name="WWNum12">
        <text:list-header>
          <text:p text:style-name="P38"><text:s/><text:tab/>d) El 70 % de la base reguladora. </text:p>
        </text:list-header>
      </text:list>
      <text:p text:style-name="P44"/>
      <text:p text:style-name="P44"/>
      <text:p text:style-name="P44"/>
      <text:p text:style-name="P44"/>
      <text:p text:style-name="P44"/>
      <text:list xml:id="list212929441706962" text:continue-numbering="true" text:style-name="WWNum12">
        <text:list-header>
          <text:p text:style-name="P112"><text:soft-page-break/><text:span text:style-name="T13">4. Para percibir la prestación económica por incapacidad temporal en caso de accidente de trabajo o enfermedad profesional, se requiere haber cotizado: <text:line-break/></text:span></text:p>
          <text:p text:style-name="P112"><text:span text:style-name="T14"><text:s/><text:tab/></text:span><text:span text:style-name="T19">a) </text:span><text:span text:style-name="T16">180 días en los últimos 5 años </text:span></text:p>
          <text:list>
            <text:list-header>
              <text:p text:style-name="P92"><text:s/><text:tab/></text:p>
              <text:p text:style-name="P110"><text:span text:style-name="T17"><text:s/><text:tab/>b) </text:span><text:span text:style-name="T15">250 días en los últimos 6 años </text:span></text:p>
              <text:p text:style-name="P38"/>
              <text:p text:style-name="P110"><text:span text:style-name="T17"><text:s/><text:tab/>c) </text:span><text:span text:style-name="T15">360 días en los últimos 5 años </text:span></text:p>
              <text:p text:style-name="P92"><text:s/><text:tab/></text:p>
              <text:p text:style-name="P111"><text:span text:style-name="T17"><text:s/><text:tab/>d) </text:span><text:span text:style-name="T15">No se exige periodo mínimo de cotización. </text:span></text:p>
              <text:p text:style-name="P111"><text:span text:style-name="T15"/></text:p>
            </text:list-header>
          </text:list>
        </text:list-header>
      </text:list>
      <text:p text:style-name="P86">5. Durante los tres primeros días en una incapacidad temporal derivada de enfermedad común el subsidio o prestación económica es de:</text:p>
      <text:p text:style-name="P86"/>
      <text:list text:style-name="WWNum13">
        <text:list-item>
          <text:list>
            <text:list-header>
              <text:p text:style-name="P75"><text:s/><text:tab/>a) No hay subsidio los tres primeros días. </text:p>
            </text:list-header>
          </text:list>
        </text:list-item>
      </text:list>
      <text:p text:style-name="P7"/>
      <text:list text:style-name="WWNum14">
        <text:list-header>
          <text:p text:style-name="P39"><text:s/><text:tab/>b) 50 % de la base reguladora.60 % de la base reguladora. </text:p>
        </text:list-header>
      </text:list>
      <text:p text:style-name="P7"/>
      <text:list text:style-name="WWNum15">
        <text:list-header>
          <text:p text:style-name="P40"><text:s/><text:tab/>c) 60% de la base reguladora. </text:p>
        </text:list-header>
      </text:list>
      <text:p text:style-name="P7"/>
      <text:list xml:id="list2437277346" text:style-name="WWNum16">
        <text:list-header>
          <text:p text:style-name="P41"><text:s/><text:tab/>d) 75 % de la base reguladora. </text:p>
        </text:list-header>
      </text:list>
      <text:p text:style-name="P43"/>
      <text:p text:style-name="P87">6. La incapacidad permanente total inhabilita al trabajador para: </text:p>
      <text:list xml:id="list212929966676282" text:continue-numbering="true" text:style-name="WWNum16">
        <text:list-header>
          <text:p text:style-name="P41"/>
          <text:p text:style-name="P113"><text:span text:style-name="T17"><text:s/><text:tab/>a) </text:span><text:span text:style-name="T15">Realizar tareas de su profesión; no obstante, puede dedicarse a otras distintas. </text:span></text:p>
          <text:p text:style-name="P42"/>
          <text:list>
            <text:list-header>
              <text:p text:style-name="P34"><text:span text:style-name="T18"><text:s/><text:tab/></text:span><text:span text:style-name="T17">b) </text:span><text:span text:style-name="T15">Realizar tareas de cualquier profesión. </text:span></text:p>
              <text:p text:style-name="P41"/>
              <text:p text:style-name="P113"><text:span text:style-name="T17"><text:s/><text:tab/>c) </text:span><text:span text:style-name="T15">Cualquier actividad en su vida profesional o personal. </text:span></text:p>
              <text:p text:style-name="P93"/>
              <text:p text:style-name="P113"><text:span text:style-name="T17"><text:s/><text:tab/>d) </text:span><text:span text:style-name="T15">Todas las afirmaciones anteriores son incorrectas. </text:span></text:p>
              <text:p text:style-name="P42"/>
              <text:p text:style-name="P89">7. La duración de la prestación por desempleo de un trabajador que en los últimos tres años ha cotizado 1 100 días es de: </text:p>
              <text:p text:style-name="P89"/>
            </text:list-header>
          </text:list>
        </text:list-header>
      </text:list>
      <text:list xml:id="list359487367" text:style-name="WWNum17">
        <text:list-item>
          <text:list>
            <text:list-header>
              <text:p text:style-name="P106"><text:s/><text:tab/>a) 220 días. </text:p>
              <text:list>
                <text:list-header>
                  <text:p text:style-name="P106"><text:s/><text:tab/>b) 340 días. </text:p>
                </text:list-header>
              </text:list>
              <text:p text:style-name="P107"><text:s/><text:tab/>c) 360 días </text:p>
              <text:p text:style-name="P114"><text:span text:style-name="T20"><text:s/><text:tab/>d) </text:span><text:span text:style-name="T12">No tiene derecho a prestación. </text:span></text:p>
              <text:p text:style-name="P95"/>
            </text:list-header>
          </text:list>
        </text:list-item>
      </text:list>
      <text:p text:style-name="P88">8.- La cuantía de la prestación por desempleo después del dia 180 de prestación es de:</text:p>
      <text:p text:style-name="P88"><text:s/></text:p>
      <text:list xml:id="list3512024307" text:style-name="WWNum18">
        <text:list-header>
          <text:p text:style-name="P76"><text:s/><text:tab/>a) El 50% de la base reguladora diaria. </text:p>
          <text:p text:style-name="P45"><text:s/><text:tab/>b) El 60% de la base reguladora diaria. </text:p>
          <text:p text:style-name="P45"><text:s/><text:tab/>c) El 70% de la base reguladora diaria. </text:p>
          <text:p text:style-name="P46"><text:s/><text:tab/>d) El 75% de la base reguladora diaria. <text:line-break/></text:p>
          <text:p text:style-name="P90"><text:soft-page-break/>9.-Si la base de cotización del mes anterior a la baja por incapacidad temporal (IT)de un trabajador es de 1.380€, ¿Cuál es la base reguladora de la IT?<text:line-break/></text:p>
        </text:list-header>
      </text:list>
      <text:p text:style-name="P70"><text:s/><text:tab/>a) 49,20€ </text:p>
      <text:p text:style-name="P70"/>
      <text:p text:style-name="P70"><text:tab/>b) 44,52€ </text:p>
      <text:p text:style-name="P70"/>
      <text:p text:style-name="P77"><text:tab/>c) 46€ </text:p>
      <text:p text:style-name="P70"><text:s/><text:tab/></text:p>
      <text:p text:style-name="P70"><text:tab/>d) 47,59€</text:p>
      <text:p text:style-name="P7"/>
      <text:p text:style-name="P86">10.- A un trabajador accidentado que precisa ayuda para las funciones esenciales de la vida se le reconocerá: </text:p>
      <text:list xml:id="list212928932717009" text:continue-numbering="true" text:style-name="WWNum18">
        <text:list-header>
          <text:p text:style-name="P122"/>
          <text:list>
            <text:list-header>
              <text:p text:style-name="P46"><text:s/><text:tab/>a) La incapacidad temporal. <text:line-break/></text:p>
              <text:list>
                <text:list-item>
                  <text:list>
                    <text:list-header>
                      <text:p text:style-name="P47"><text:s/><text:tab/>b) La incapacidad permanente total. <text:line-break/><text:line-break/><text:tab/>c) La incapacidad absoluta. </text:p>
                    </text:list-header>
                  </text:list>
                  <text:p text:style-name="P78"><text:s/><text:tab/>d) La gran invalidez </text:p>
                </text:list-item>
              </text:list>
            </text:list-header>
          </text:list>
        </text:list-header>
      </text:list>
      <text:p text:style-name="P86"/>
      <text:p text:style-name="P86"/>
      <text:p text:style-name="P86">11.- ¿Qué periodo mínimo de cotización se exige para tener derecho a la prestación por desempleo del nivel contributivo? <text:line-break/></text:p>
      <text:list text:style-name="WWNum19">
        <text:list-header>
          <text:p text:style-name="P102"><text:span text:style-name="T10"><text:s/><text:tab/>a) 90 días. <text:line-break/><text:line-break/></text:span> <text:tab/>b) 180 días <text:line-break/></text:p>
        </text:list-header>
      </text:list>
      <text:list text:style-name="WWNum20">
        <text:list-header>
          <text:p text:style-name="P98"><text:s/><text:tab/>c) 365 días. <text:line-break/><text:line-break/><text:span text:style-name="T25"> <text:tab/>d) 360 días. </text:span></text:p>
        </text:list-header>
      </text:list>
      <text:p text:style-name="P6"/>
      <text:p text:style-name="P96">12. Desde el 1 de enero de 2021, la duración de la prestación por nacimiento y cuidado de menor para ambos progenitores asciende a …</text:p>
      <text:list xml:id="list3232251412" text:style-name="WWNum21">
        <text:list-header>
          <text:p text:style-name="P49"><text:line-break/><text:span text:style-name="T25"><text:tab/>a) 16 semanas</text:span> </text:p>
          <text:list>
            <text:list-item>
              <text:list>
                <text:list-header>
                  <text:p text:style-name="P49"><text:s/><text:tab/>b) 14 semanas </text:p>
                </text:list-header>
              </text:list>
            </text:list-item>
          </text:list>
          <text:p text:style-name="P72"><text:s/><text:tab/>c) 12 semanas </text:p>
          <text:list text:continue-numbering="true">
            <text:list-header>
              <text:p text:style-name="P50"><text:s/><text:tab/>d) 10 semanas </text:p>
            </text:list-header>
          </text:list>
        </text:list-header>
      </text:list>
      <text:p text:style-name="P71"/>
      <text:p text:style-name="P91">13. Indica de los siguientes órganos cuáles representan a los trabajadores:</text:p>
      <text:list xml:id="list212928215251327" text:continue-numbering="true" text:style-name="WWNum21">
        <text:list-header>
          <text:p text:style-name="P50"/>
          <text:p text:style-name="P50"><text:s/><text:tab/><text:span text:style-name="T24">a. </text:span>Comité de empresa. </text:p>
          <text:list>
            <text:list-item>
              <text:list>
                <text:list-header>
                  <text:p text:style-name="P51"><text:s/><text:tab/>b. Delegados sindicales. <text:line-break/><text:tab/>c. Delegados de personal. <text:line-break/><text:span text:style-name="T25"> <text:tab/>d. Todas son verdaderas. </text:span></text:p>
                </text:list-header>
              </text:list>
            </text:list-item>
          </text:list>
        </text:list-header>
      </text:list>
      <text:p text:style-name="P86"><text:soft-page-break/>14. Indica, de los siguientes colectivos, quiénes no tienen derecho a la sindicación:</text:p>
      <text:p text:style-name="P86"/>
      <text:list text:style-name="WWNum22">
        <text:list-header>
          <text:p text:style-name="P52"><text:s/><text:tab/>a) Los funcionarios. </text:p>
          <text:p text:style-name="P52"><text:s/><text:tab/>b) Los desempleados. </text:p>
          <text:p text:style-name="P52"><text:s/><text:tab/>c) Los jubilados. </text:p>
          <text:p text:style-name="P79"><text:s/><text:tab/>d) Los miembros de las Fuerzas Armadas. </text:p>
        </text:list-header>
      </text:list>
      <text:p text:style-name="P7"/>
      <text:p text:style-name="P86">15. ¿Cuál de los siguientes derechos forma parte del contenido esencial de la libertad sindical para los trabajadores?</text:p>
      <text:p text:style-name="P86"/>
      <text:list text:style-name="WWNum23">
        <text:list-header>
          <text:p text:style-name="P53"><text:s/><text:tab/>a) Derecho a afiliarse al sindicato de su elección. </text:p>
          <text:p text:style-name="P53"><text:s/><text:tab/>b) Derecho al trabajo. </text:p>
          <text:p text:style-name="P80"><text:s/><text:tab/>c) Derecho a la negociación colectiva. </text:p>
          <text:p text:style-name="P54"><text:s/><text:tab/>d) Derecho a la percepción puntual del salario. </text:p>
        </text:list-header>
      </text:list>
      <text:p text:style-name="P73"/>
      <text:p text:style-name="P97">16. El comité de empresa representa a: </text:p>
      <text:p text:style-name="P108"/>
      <text:list xml:id="list3891161216" text:style-name="WWNum24">
        <text:list-item>
          <text:list>
            <text:list-header>
              <text:p text:style-name="P99"><text:s/><text:tab/>a. La empresa </text:p>
              <text:p text:style-name="P99"><text:s/><text:tab/>b. Los trabajadores afiliados a los sindicatos. </text:p>
              <text:p text:style-name="P99"><text:s/><text:tab/>c. La empresa y los trabajadores. </text:p>
              <text:p text:style-name="P104"><text:s/><text:tab/>d. Todos los trabajadores de la empresa. </text:p>
            </text:list-header>
          </text:list>
          <text:p text:style-name="P101"><text:span text:style-name="T11">17. Los sindicatos se financian principalmente con las aportaciones: <text:line-break/></text:span></text:p>
          <text:list>
            <text:list-item>
              <text:list>
                <text:list-header>
                  <text:p text:style-name="P99"><text:s/><text:tab/>a. De las comunidades autónomas. </text:p>
                </text:list-header>
              </text:list>
              <text:p text:style-name="P99"><text:s/><text:tab/>b. De la empresa. </text:p>
              <text:p text:style-name="P99"><text:s/><text:tab/>c. De otras asociaciones. </text:p>
              <text:list text:continue-numbering="true">
                <text:list-header>
                  <text:p text:style-name="P105"><text:s/><text:tab/>d. De los trabajadores afiliados al sindicato. </text:p>
                </text:list-header>
              </text:list>
              <text:p text:style-name="P100"/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18. Indica el número mínimo de trabajadores que debe tener una empresa para que se elija un comité de empresa. <text:line-break/></text:p>
      <text:list text:style-name="WWNum25">
        <text:list-header>
          <text:p text:style-name="P55"><text:s/><text:tab/>a) Veinte. </text:p>
          <text:p text:style-name="P55"><text:s/><text:tab/>b) Cuarenta y nueve. </text:p>
          <text:p text:style-name="P81"><text:s text:c="2"/><text:tab/>c) Cincuenta. </text:p>
          <text:p text:style-name="P56"><text:s/><text:tab/>d) Cien. </text:p>
        </text:list-header>
      </text:list>
      <text:p text:style-name="P7"/>
      <text:p text:style-name="P86">19. Tiene la consideración de sindicato más representativo en la comunidad autónoma el sindicato que ha obtenido como mínimo: <text:line-break/></text:p>
      <text:list xml:id="list66121550" text:style-name="WWNum26">
        <text:list-header>
          <text:p text:style-name="P82"><text:s/><text:tab/>a) El 15 % de los representantes en su comunidad autónoma con un mínimo de 1.500. </text:p>
          <text:list>
            <text:list-header>
              <text:p text:style-name="P57"><text:s/><text:tab/>b) El 30 % de los representantes en tres comunidades autónomas. </text:p>
            </text:list-header>
          </text:list>
          <text:p text:style-name="P57"><text:s/><text:tab/>c) El 10 % de los representantes en todo el Estado. </text:p>
          <text:p text:style-name="P58"><text:s/><text:tab/>d) No existe mínimo necesario. </text:p>
        </text:list-header>
      </text:list>
      <text:p text:style-name="P7"/>
      <text:p text:style-name="P86">20. ¿Por cuántos miembros estará integrado el comité de empresa cuando esta tiene una plantilla de 226 trabajadores? <text:line-break/></text:p>
      <text:list text:style-name="WWNum27">
        <text:list-header>
          <text:p text:style-name="P59"><text:s/><text:tab/>a) Cinco. </text:p>
          <text:p text:style-name="P59"><text:s/><text:span text:style-name="T25"><text:tab/>b) Nueve. </text:span></text:p>
          <text:p text:style-name="P60"><text:s/><text:tab/>c) Trece. </text:p>
        </text:list-header>
      </text:list>
      <text:p text:style-name="P7"/>
      <text:list text:style-name="WWNum28">
        <text:list-item>
          <text:list>
            <text:list-header>
              <text:p text:style-name="P61"><text:s text:c="2"/><text:tab/>d) Diecisiete. <text:line-break/></text:p>
            </text:list-header>
          </text:list>
        </text:list-item>
      </text:list>
      <text:p text:style-name="P6"><text:span text:style-name="T23">21. Cuando un empresario quiere sancionar con el despido a un representante de los trabajadores por una falta grave o muy grave debe: <text:line-break/></text:span></text:p>
      <text:list xml:id="list3409512440" text:style-name="WWNum29">
        <text:list-header>
          <text:p text:style-name="P62"><text:s/><text:tab/>a) Enviarle una carta de despido con la firma de dos testigos. </text:p>
          <text:list>
            <text:list-header>
              <text:p text:style-name="P62"><text:s/><text:tab/>b) Comunicarle su despido con 45 días de antelación. </text:p>
            </text:list-header>
          </text:list>
          <text:p text:style-name="P83"><text:s/><text:tab/>c) Abrirle un expediente contradictorio antes de sancionarle. </text:p>
          <text:list text:continue-numbering="true">
            <text:list-header>
              <text:p text:style-name="P63"><text:s/><text:tab/>d) A un representante de los trabajadores nunca se le puede sancionar. </text:p>
            </text:list-header>
          </text:list>
        </text:list-header>
      </text:list>
      <text:p text:style-name="P7"/>
      <text:p text:style-name="Default"><text:span text:style-name="T13"/></text:p>
      <text:p text:style-name="Default"><text:span text:style-name="T13"/></text:p>
      <text:p text:style-name="Default"><text:span text:style-name="T13"/></text:p>
      <text:p text:style-name="Default"><text:span text:style-name="T13"/></text:p>
      <text:p text:style-name="Default"><text:span text:style-name="T13"/></text:p>
      <text:p text:style-name="Default"><text:span text:style-name="T13"/></text:p>
      <text:p text:style-name="Default"><text:soft-page-break/><text:span text:style-name="T13">22. </text:span><text:span text:style-name="T15">¿</text:span><text:span text:style-name="T13">Se puede pactar en un convenio la prohibición de ejercer el derecho a la huelga para modificar dicho convenio mientras está vigente? <text:line-break/></text:span></text:p>
      <text:list text:style-name="WWNum30">
        <text:list-header>
          <text:p text:style-name="P64"><text:s/><text:tab/>a) Sí, se puede pactar y garantizar la paz laboral, renunciando los trabajadores al <text:tab/><text:tab/>derecho a la huelga durante la vigencia del convenio. </text:p>
          <text:p text:style-name="P64"><text:span text:style-name="T25"><text:s/><text:tab/>b) No, la huelga es un derecho irrenunciable.</text:span> </text:p>
          <text:p text:style-name="P64"><text:s/><text:tab/>c) En un convenio no se puede incluir este pacto. </text:p>
          <text:p text:style-name="P65"><text:s/><text:tab/>d) Solamente en determinados convenios. </text:p>
        </text:list-header>
      </text:list>
      <text:p text:style-name="P7"/>
      <text:p text:style-name="P86">23. El mandato de los representantes de los trabajadores es de: <text:line-break/></text:p>
      <text:list xml:id="list3713211942" text:style-name="WWNum31">
        <text:list-header>
          <text:p text:style-name="P66"><text:s/><text:tab/>a) Tres años. </text:p>
          <text:p text:style-name="P66"><text:s/><text:tab/>b) Dos años. </text:p>
          <text:list>
            <text:list-header>
              <text:p text:style-name="P84"><text:s/><text:tab/>c) Cuatro años. </text:p>
            </text:list-header>
          </text:list>
          <text:p text:style-name="P67"><text:s/><text:tab/>d) Seis años </text:p>
        </text:list-header>
      </text:list>
      <text:p text:style-name="P7"/>
      <text:p text:style-name="P86">24. Los trabajadores que hacen huelga verán reducido/a: <text:line-break/></text:p>
      <text:list xml:id="list105288888" text:style-name="WWNum32">
        <text:list-header>
          <text:p text:style-name="P68"><text:s/><text:tab/>a) El salario diario. </text:p>
          <text:list>
            <text:list-header>
              <text:p text:style-name="P68"><text:s/><text:tab/>b) La parte proporcional de pagas extraordinarias. </text:p>
            </text:list-header>
          </text:list>
          <text:p text:style-name="P69"><text:s/><text:tab/>c) La retribución por el descanso semanal. </text:p>
        </text:list-header>
      </text:list>
      <text:p text:style-name="P7"/>
      <text:list text:style-name="WWNum33">
        <text:list-header>
          <text:p text:style-name="P85"><text:s/><text:tab/>d) Todas las anteriores retribuciones son reducidas. </text:p>
        </text:list-header>
      </text:list>
      <text:h text:style-name="P121" text:outline-level="1"><text:lin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8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9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0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3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7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" loext:num-list-format="%2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2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" loext:num-list-format="%2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7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" loext:num-list-format="%2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0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2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7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9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0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2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3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4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286a" officeooo:paragraph-rsid="0018286a"/>
    </style:style>
    <style:style style:name="MP2" style:family="paragraph" style:parent-style-name="Footer">
      <style:text-properties officeooo:rsid="0018286a" officeooo:paragraph-rsid="0018286a"/>
    </style:style>
    <style:style style:name="MT1" style:family="text">
      <style:text-properties officeooo:rsid="001ac4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E MANUEL MORENO BOLIVAR<text:tab/><text:tab/>1ºDAM</text:p>
      </style:header>
      <style:footer>
        <text:p text:style-name="MP2">FOL <text:tab/><text:tab/>ACTIVIDADES UD.<text:span text:style-name="MT1">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1:50:00</meta:creation-date>
    <dc:date>2023-04-06T21:29:27.641000000</dc:date>
    <meta:editing-duration>PT7H46M5S</meta:editing-duration>
    <meta:editing-cycles>11</meta:editing-cycles>
    <meta:generator>LibreOffice/7.4.2.3$Windows_X86_64 LibreOffice_project/382eef1f22670f7f4118c8c2dd222ec7ad009daf</meta:generator>
    <meta:initial-creator>cardenal</meta:initial-creator>
    <dc:title>Presentación de PowerPoint</dc:title>
    <meta:keyword>UNIDAD 6  EL CONTRATO DE TRABAJO</meta:keyword>
    <meta:document-statistic meta:table-count="0" meta:image-count="0" meta:object-count="0" meta:page-count="8" meta:paragraph-count="173" meta:word-count="1650" meta:character-count="9911" meta:non-whitespace-character-count="8048"/>
  </office:meta>
</office:document-meta>
</file>